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99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T1" style:family="text">
      <style:text-properties fo:color="#000080"/>
    </style:style>
    <style:style style:name="T2" style:family="text">
      <style:text-properties fo:color="#0000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33014300429397479" text:style-name="L1">
        <text:list-item>
          <text:p text:style-name="P1">généralités</text:p>
          <text:list>
            <text:list-item>
              <text:p text:style-name="P2">qu'est ce qui est étudié ?</text:p>
            </text:list-item>
            <text:list-item>
              <text:p text:style-name="P3">Sous quelle famille d'OS ? (attention pas qu'un seul OS)</text:p>
            </text:list-item>
          </text:list>
        </text:list-item>
        <text:list-item>
          <text:p text:style-name="P1">manipuler la console et les fichiers</text:p>
          <text:list>
            <text:list-item>
              <text:p text:style-name="P1">intro</text:p>
              <text:list>
                <text:list-item>
                  <text:p text:style-name="P3">début ligne (fredericmalard) paraît inutile, mais utile dans certains cas</text:p>
                </text:list-item>
                <text:list-item>
                  <text:p text:style-name="P3">raccourcis pour passer d'une console a l'autre (et à l'interface graphique) sous linux</text:p>
                </text:list-item>
                <text:list-item>
                  <text:p text:style-name="P1">possibilité de se logger a distance en mode console (simple culture générale, je peux pas mettre en pratique direct)</text:p>
                  <text:list>
                    <text:list-item>
                      <text:p text:style-name="P3">dans quelle mesure ? (réseau ? Monde ?)</text:p>
                    </text:list-item>
                    <text:list-item>
                      <text:p text:style-name="P1">2 protocoles d'accés à distance à la console</text:p>
                      <text:list>
                        <text:list-item>
                          <text:p text:style-name="P3">premier : attention – gros défaut de sécurité !!! (lequel ?)</text:p>
                        </text:list-item>
                        <text:list-item>
                          <text:p text:style-name="P3">2ème n'a pas ce défaut</text:p>
                        </text:list-item>
                      </text:list>
                    </text:list-item>
                    <text:list-item>
                      <text:p text:style-name="P1">accéder à une console à distance </text:p>
                      <text:list>
                        <text:list-item>
                          <text:p text:style-name="P3">programme windows (attention : apparemment restriction quant à l'OS de l'ordinateur qu'on veut contrôler a distance)</text:p>
                        </text:list-item>
                        <text:list-item>
                          <text:p text:style-name="P3">apparemment une simple commande sous mac OS X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entrer une commande</text:p>
              <text:list>
                <text:list-item>
                  <text:p text:style-name="P1">ligne qui s'affiche avant qu'on tappe qqch </text:p>
                  <text:list>
                    <text:list-item>
                      <text:p text:style-name="P3">deux noms (un français un anglais)</text:p>
                    </text:list-item>
                    <text:list-item>
                      <text:p text:style-name="P3">composition classique (différente de la mienne – modifs perso peut être)</text:p>
                    </text:list-item>
                    <text:list-item>
                      <text:p text:style-name="P3">dernier caractère : signification + 2 possibilités... Lesquelles ?</text:p>
                    </text:list-item>
                  </text:list>
                </text:list-item>
                <text:list-item>
                  <text:p text:style-name="P2">désignation du répertoire personnel</text:p>
                </text:list-item>
                <text:list-item>
                  <text:p text:style-name="P1">quelques commandes simples</text:p>
                  <text:list>
                    <text:list-item>
                      <text:p text:style-name="P3">demander la date et l'heure</text:p>
                    </text:list-item>
                    <text:list-item>
                      <text:p text:style-name="P2">lister les fichiers du répertoire courant</text:p>
                    </text:list-item>
                  </text:list>
                </text:list-item>
                <text:list-item>
                  <text:p text:style-name="P1">quelques paramètres</text:p>
                  <text:list>
                    <text:list-item>
                      <text:p text:style-name="P3">syntaxe globale de commandes et paramètres</text:p>
                    </text:list-item>
                    <text:list-item>
                      <text:p text:style-name="P1">syntaxe des paramètres</text:p>
                      <text:list>
                        <text:list-item>
                          <text:p text:style-name="P2">écrire un paramètre d'une lettre</text:p>
                        </text:list-item>
                        <text:list-item>
                          <text:p text:style-name="P3">en écrire plusieurs</text:p>
                        </text:list-item>
                        <text:list-item>
                          <text:p text:style-name="P3">raccourci pour plusieurs d'un coup</text:p>
                        </text:list-item>
                        <text:list-item>
                          <text:p text:style-name="P2">exemples : lister TOUS les fichiers du répertoire courant (un type de fichiers en plus)</text:p>
                        </text:list-item>
                        <text:list-item>
                          <text:p text:style-name="P3">syntaxe paramètres a plusieurs lettres (marche pas avec listage de tous les fichiers. Avec un seul tiret non plus : fait juste décompose en lettres et fait pas ce qu'il faut)</text:p>
                        </text:list-item>
                      </text:list>
                    </text:list-item>
                    <text:list-item>
                      <text:p text:style-name="P1">associer une valeur a un paramètre</text:p>
                      <text:list>
                        <text:list-item>
                          <text:p text:style-name="P3">syntaxe pour les paramètres d'une lettre</text:p>
                        </text:list-item>
                        <text:list-item>
                          <text:p text:style-name="P3">syntaxe pour ceux de plusieurs</text:p>
                        </text:list-item>
                      </text:list>
                    </text:list-item>
                    <text:list-item>
                      <text:p text:style-name="P1">associer une valeur a une commande</text:p>
                      <text:list>
                        <text:list-item>
                          <text:p text:style-name="P2">ex : ls sur un autre dossier que le répertoire courant</text:p>
                        </text:list-item>
                      </text:list>
                    </text:list-item>
                  </text:list>
                </text:list-item>
                <text:list-item>
                  <text:p text:style-name="P1">autocomplétion</text:p>
                  <text:list>
                    <text:list-item>
                      <text:p text:style-name="P3">si une seule possible : autocompléter</text:p>
                    </text:list-item>
                    <text:list-item>
                      <text:p text:style-name="P3">si plusieurs : afficher toutes les possibilités (pas la même manip)</text:p>
                    </text:list-item>
                  </text:list>
                </text:list-item>
                <text:list-item>
                  <text:p text:style-name="P1">réponse terminal rentre pas dans fenêtre → 3 raccourcis :</text:p>
                  <text:list>
                    <text:list-item>
                      <text:p text:style-name="P3">ligne suivante</text:p>
                    </text:list-item>
                    <text:list-item>
                      <text:p text:style-name="P3">page suivante</text:p>
                    </text:list-item>
                    <text:list-item>
                      <text:p text:style-name="P3">quitter</text:p>
                    </text:list-item>
                  </text:list>
                </text:list-item>
                <text:list-item>
                  <text:p text:style-name="P1"><text:soft-page-break/>historique des commandes</text:p>
                  <text:list>
                    <text:list-item>
                      <text:p text:style-name="P2">se déplacer dans l'historique de commandes (précédente / suivante)</text:p>
                    </text:list-item>
                    <text:list-item>
                      <text:p text:style-name="P3">afficher l'historique</text:p>
                    </text:list-item>
                    <text:list-item>
                      <text:p text:style-name="P3">rechercher une commande anciennement tapée en tapant une sous-chaine écrite précédement (pas forcément de la commande, peut être des paramètres)</text:p>
                    </text:list-item>
                    <text:list-item>
                      <text:p text:style-name="P3">se balader dans les propositions ainsi faites</text:p>
                    </text:list-item>
                  </text:list>
                </text:list-item>
                <text:list-item>
                  <text:p text:style-name="P1">raccourcis clavier</text:p>
                  <text:list>
                    <text:list-item>
                      <text:p text:style-name="P1">généraux</text:p>
                      <text:list>
                        <text:list-item>
                          <text:p text:style-name="P1">nettoyer la console</text:p>
                          <text:list>
                            <text:list-item>
                              <text:p text:style-name="P3">raccourcis</text:p>
                            </text:list-item>
                            <text:list-item>
                              <text:p text:style-name="P3">commande qui fait ça ?</text:p>
                            </text:list-item>
                            <text:list-item>
                              <text:p text:style-name="P3">possibilité remonter historique quand même après ?</text:p>
                            </text:list-item>
                          </text:list>
                        </text:list-item>
                        <text:list-item>
                          <text:p text:style-name="P1">stopper console</text:p>
                          <text:list>
                            <text:list-item>
                              <text:p text:style-name="P3">raccourcis</text:p>
                            </text:list-item>
                            <text:list-item>
                              <text:p text:style-name="P3">quitte ?</text:p>
                            </text:list-item>
                            <text:list-item>
                              <text:p text:style-name="P3">nom du message envoyé à la console ?</text:p>
                            </text:list-item>
                            <text:list-item>
                              <text:p text:style-name="P3">conditions pour le faire ?</text:p>
                            </text:list-item>
                            <text:list-item>
                              <text:p text:style-name="P3">commande qui fait ça ?</text:p>
                            </text:list-item>
                          </text:list>
                        </text:list-item>
                        <text:list-item>
                          <text:p text:style-name="P1">remonter / redescendre dans la console</text:p>
                          <text:list>
                            <text:list-item>
                              <text:p text:style-name="P4">2 raccourcis (marchent pas chez moi – que sous linux ?)</text:p>
                            </text:list-item>
                            <text:list-item>
                              <text:p text:style-name="P3">utile uniquement dans quel cas ?</text:p>
                            </text:list-item>
                            <text:list-item>
                              <text:p text:style-name="P3">qu'est ce qui peut remplacer ce raccourcis dans l'utilisation classique ?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a utiliser quand on écrit une longue commande</text:p>
                      <text:list>
                        <text:list-item>
                          <text:p text:style-name="P4">ramener le curseur en début / fin (deux raccourcis) de commande</text:p>
                        </text:list-item>
                        <text:list-item>
                          <text:p text:style-name="P4">supprimer contenu a gauche / a droite (deux raccourcis) du curseur</text:p>
                        </text:list-item>
                        <text:list-item>
                          <text:p text:style-name="P4">supprimer le premier mot (ou partie de mot) à gauche du curseur</text:p>
                        </text:list-item>
                        <text:list-item>
                          <text:p text:style-name="P4">annuler une de ces suppression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structure des dossiers et fichiers</text:p>
              <text:list>
                <text:list-item>
                  <text:p text:style-name="P1">organisation des dossiers</text:p>
                  <text:list>
                    <text:list-item>
                      <text:p text:style-name="P3">quelle(s) racine(s) pour windows et linux ? (nom + ce qu'elles représentent)</text:p>
                    </text:list-item>
                    <text:list-item>
                      <text:p text:style-name="P3">linux : compartiment pour le contenu des périphériques ?</text:p>
                    </text:list-item>
                    <text:list-item>
                      <text:p text:style-name="P3">périphériques représentés par quoi ?</text:p>
                    </text:list-item>
                    <text:list-item>
                      <text:p text:style-name="P3">quelque chose au dessus de la racine ?</text:p>
                    </text:list-item>
                    <text:list-item>
                      <text:p text:style-name="P3">signe de séparation des dossiers dans chemin : windows VS linux</text:p>
                    </text:list-item>
                    <text:list-item>
                      <text:p text:style-name="P3">noms de dossiers linux : tolère accents, espaces, majuscules, chiffres, car spé ?</text:p>
                    </text:list-item>
                    <text:list-item>
                      <text:p text:style-name="P3">convention : on utilise tout ça ?</text:p>
                    </text:list-item>
                    <text:list-item>
                      <text:p text:style-name="P4">15 dossiers importants de la racine : nom + nature + aussi sous mac ? (8)</text:p>
                    </text:list-item>
                    <text:list-item>
                      <text:p text:style-name="P4">un mot de vocabulaire pour le 7ème</text:p>
                    </text:list-item>
                  </text:list>
                </text:list-item>
                <text:list-item>
                  <text:p text:style-name="P1">se situer dans l'arborescence</text:p>
                  <text:list>
                    <text:list-item>
                      <text:p text:style-name="P3">commande permettant d'indiquer le chemin du dossier courant</text:p>
                    </text:list-item>
                    <text:list-item>
                      <text:p text:style-name="P4">commande pour trouver emplacement d'une commande dans le DD</text:p>
                    </text:list-item>
                    <text:list-item>
                      <text:p text:style-name="P3">qu'est ce qu'une commande informatiquement parlant ?</text:p>
                    </text:list-item>
                    <text:list-item>
                      <text:p text:style-name="P3">comment créer sois même des commandes ? (perso : cours systèmes)</text:p>
                    </text:list-item>
                    <text:list-item>
                      <text:p text:style-name="P3">comment manipuler les paramètres de la commande ? (perso aussi)</text:p>
                    </text:list-item>
                  </text:list>
                </text:list-item>
                <text:list-item>
                  <text:p text:style-name="P1">lister tous les fichiers/dossiers du répertoire</text:p>
                  <text:list>
                    <text:list-item>
                      <text:p text:style-name="P3">y compris les cachés ET le dossier courant et parent (déjà vu)</text:p>
                    </text:list-item>
                    <text:list-item>
                      <text:p text:style-name="P3">syntaxe dossier courant et dossier père</text:p>
                    </text:list-item>
                    <text:list-item>
                      <text:p text:style-name="P3">y compris les cachés SANS courant et parent</text:p>
                    </text:list-item>
                    <text:list-item>
                      <text:p text:style-name="P3">indication syntaxique pour les dossiers et raccourcis</text:p>
                    </text:list-item>
                    <text:list-item>
                      <text:p text:style-name="P3"><text:soft-page-break/>liste détaillée (<text:span text:style-name="T1">7 trucs affichés. Lesquels ?</text:span> + syntaxe des raccourcis)</text:p>
                    </text:list-item>
                    <text:list-item>
                      <text:p text:style-name="P3">afficher taille en multiples d'octets dans liste détaillée (combinaison)</text:p>
                    </text:list-item>
                    <text:list-item>
                      <text:p text:style-name="P3">attention : taille de dossiers = taille du dossier ou du contenu ?</text:p>
                    </text:list-item>
                    <text:list-item>
                      <text:p text:style-name="P3">liste triée par dernière date (décroissante) de modification</text:p>
                    </text:list-item>
                    <text:list-item>
                      <text:p text:style-name="P3">inverser ordre du tri</text:p>
                    </text:list-item>
                    <text:list-item>
                      <text:p text:style-name="P3">exemple de combinaison de 5 éléments (facile a retenir)</text:p>
                    </text:list-item>
                    <text:list-item>
                      <text:p text:style-name="P3">créer un alias pour une combinaison</text:p>
                    </text:list-item>
                  </text:list>
                </text:list-item>
                <text:list-item>
                  <text:p text:style-name="P1">changer de dossier</text:p>
                  <text:list>
                    <text:list-item>
                      <text:p text:style-name="P2">commande pour ça</text:p>
                    </text:list-item>
                    <text:list-item>
                      <text:p text:style-name="P1">descendre dans un sous-(sous-...)dossier du répertoire courant</text:p>
                      <text:list>
                        <text:list-item>
                          <text:p text:style-name="P3">façon que j'utilisais jusqu'à maintenant</text:p>
                        </text:list-item>
                        <text:list-item>
                          <text:p text:style-name="P3">façon plus simple (bug pas étonnament, marche comme chemin relatif)</text:p>
                        </text:list-item>
                      </text:list>
                    </text:list-item>
                    <text:list-item>
                      <text:p text:style-name="P3">revenir au dossier parent</text:p>
                    </text:list-item>
                    <text:list-item>
                      <text:p text:style-name="P3">remonter plusieurs dossiers</text:p>
                    </text:list-item>
                    <text:list-item>
                      <text:p text:style-name="P3">maitriser chemins absolus et relatifs</text:p>
                    </text:list-item>
                    <text:list-item>
                      <text:p text:style-name="P3">revenir au home très simplement (2 manières : une simple + une ultra simple)</text:p>
                    </text:list-item>
                    <text:list-item>
                      <text:p text:style-name="P3">auto-complétion pour les chemins (rien de bien neuf mais prendre l'habitude)</text:p>
                    </text:list-item>
                  </text:list>
                </text:list-item>
                <text:list-item>
                  <text:p text:style-name="P1">afficher récursivement les tailles...</text:p>
                  <text:list>
                    <text:list-item>
                      <text:p text:style-name="P3">Des dossiers (contenu compris) uniquement</text:p>
                    </text:list-item>
                    <text:list-item>
                      <text:p text:style-name="P3">avec les unités K M G etc (pb : correspond pas du tout... ???)</text:p>
                    </text:list-item>
                    <text:list-item>
                      <text:p text:style-name="P3">Des dossiers ET fichiers</text:p>
                    </text:list-item>
                    <text:list-item>
                      <text:p text:style-name="P3">uniquement du dossier courant (contenu compris)</text:p>
                    </text:list-item>
                    <text:list-item>
                      <text:p text:style-name="P3">passer le chemin d'un autre dossier en paramètre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9-29T16:24:52</meta:creation-date>
    <meta:generator>OpenOffice/4.0.0$Unix OpenOffice.org_project/400m3$Build-9702</meta:generator>
    <dc:date>2014-10-09T16:09:25</dc:date>
    <dc:creator>yjfjyf jjku</dc:creator>
    <meta:editing-duration>PT9H29M28S</meta:editing-duration>
    <meta:editing-cycles>164</meta:editing-cycles>
    <meta:document-statistic meta:table-count="0" meta:image-count="0" meta:object-count="0" meta:page-count="3" meta:paragraph-count="115" meta:word-count="948" meta:character-count="5288"/>
  </office:meta>
</office:document-meta>
</file>